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5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445.61pt"/>
    </style:style>
    <style:style style:name="co4" style:family="table-column">
      <style:table-column-properties fo:break-before="auto" style:column-width="495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91pt" fo:break-before="auto" style:use-optimal-row-height="true"/>
    </style:style>
    <style:style style:name="ro3" style:family="table-row">
      <style:table-row-properties style:row-height="136.35pt" fo:break-before="auto" style:use-optimal-row-height="true"/>
    </style:style>
    <style:style style:name="ro4" style:family="table-row">
      <style:table-row-properties style:row-height="191.54pt" fo:break-before="auto" style:use-optimal-row-height="true"/>
    </style:style>
    <style:style style:name="ro5" style:family="table-row">
      <style:table-row-properties style:row-height="75pt" fo:break-before="auto" style:use-optimal-row-height="true"/>
    </style:style>
    <style:style style:name="ro6" style:family="table-row">
      <style:table-row-properties style:row-height="99.5pt" fo:break-before="auto" style:use-optimal-row-height="true"/>
    </style:style>
    <style:style style:name="ro7" style:family="table-row">
      <style:table-row-properties style:row-height="62.7pt" fo:break-before="auto" style:use-optimal-row-height="true"/>
    </style:style>
    <style:style style:name="ro8" style:family="table-row">
      <style:table-row-properties style:row-height="38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0pt"/>
      <style:text-properties style:font-name="Lato Medium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Lato Medium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style:font-name="Lato Medium" fo:font-size="12pt" style:font-size-asian="12pt" style:font-size-complex="12pt"/>
    </style:style>
    <style:style style:name="ce10" style:family="table-cell" style:parent-style-name="Default">
      <style:table-cell-properties fo:background-color="#add58a" style:text-align-source="fix" style:repeat-content="false" style:vertical-align="top"/>
      <style:paragraph-properties fo:text-align="start" fo:margin-left="0pt"/>
      <style:text-properties style:font-name="Lato Medium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ato Medi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ato Medi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dd58a" style:text-align-source="fix" style:repeat-content="false" style:vertical-align="top"/>
      <style:paragraph-properties fo:text-align="start" fo:margin-left="0pt"/>
      <style:text-properties style:font-name="Lato Medium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style:font-name="Lato Medium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ce181e" style:font-name="Lato Medium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language-complex="hi" style:country-complex="IN" style:font-weight-asian="bold" style:font-size-asian="12pt" style:text-overline-style="none" style:text-overline-color="font-color" style:font-relief="none" style:text-emphasize="none" style:font-style-complex="normal" style:font-style-asian="normal" style:font-name-complex="FreeSans" style:font-name-asian="Noto Sans CJK SC Regular" style:language-asian="zh" style:country-asian="CN" fo:language="en" fo:country="US" fo:color="#000000" style:text-line-through-mode="continuous" fo:text-shadow="none" style:text-outline="false" fo:font-style="normal" style:text-line-through-type="none" style:text-underline-style="none" style:text-underline-color="font-color" style:font-name="Lato" fo:font-size="12pt" style:font-size-complex="12pt" fo:font-weight="bold" style:font-weight-complex="bold"/>
    </style:style>
    <style:style style:name="T3" style:family="text">
      <style:text-properties fo:color="#000000" fo:font-size="12pt" style:font-size-asian="12pt" style:font-size-complex="12pt" fo:font-weight="bold" style:font-weight-asian="bold" style:font-weight-complex="bold"/>
    </style:style>
    <style:style style:name="T4" style:family="text">
      <style:text-properties fo:font-size="12pt" style:font-size-asian="12pt" style:font-size-complex="12pt" fo:font-weight="bold" style:font-weight-asian="bold" style:font-weight-complex="bold"/>
    </style:style>
    <style:style style:name="T5" style:family="text">
      <style:text-properties style:text-overline-style="none" style:text-overline-color="font-color" style:font-weight-asian="bold" style:font-size-asian="12pt" style:font-size-complex="12pt" fo:font-size="12pt" style:language-complex="hi" style:country-complex="IN" style:font-relief="none" style:text-emphasize="none" style:font-style-complex="normal" style:font-style-asian="normal" style:font-name-complex="FreeSans" style:font-name-asian="Noto Sans CJK SC Regular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ato" fo:font-weight="bold" style:font-weight-complex="bold"/>
    </style:style>
    <style:style style:name="T6" style:family="text">
      <style:text-properties style:text-overline-style="none" style:text-overline-color="font-color" style:font-weight-asian="bold" style:font-size-asian="12pt" style:font-size-complex="12pt" fo:font-size="12pt" style:language-complex="hi" style:country-complex="IN" style:font-relief="none" style:text-emphasize="none" style:font-name-complex="FreeSans" style:font-name-asian="Noto Sans CJK SC Regular" fo:color="#000000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ato" fo:font-weight="bold" style:font-weight-complex="bold" fo:font-style="italic" style:font-style-asian="italic" style:font-style-complex="italic"/>
    </style:style>
    <style:style style:name="T7" style:family="text">
      <style:text-properties fo:color="#00b274" style:font-name="La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a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b274"/>
    </style:style>
    <style:style style:name="T10" style:family="text">
      <style:text-properties style:font-name="La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rrit_Jenkins-vs-Github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errit/Jenkins</text:p>
          </table:table-cell>
          <table:table-cell table:style-name="ce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 table:number-columns-spanned="1" table:number-rows-spanned="7">
            <text:p>Code Review Approach</text:p>
          </table:table-cell>
          <table:table-cell table:style-name="ce11" office:value-type="string" calcext:value-type="string">
            <text:p>Make local changes directly on master.</text:p>
          </table:table-cell>
          <table:table-cell table:style-name="ce12" office:value-type="string" calcext:value-type="string">
            <text:p>Make changes on local branch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2" office:value-type="string" calcext:value-type="string">
            <text:p>Commit them, remembering the local githook to add a CHANGE ID</text:p>
          </table:table-cell>
          <table:table-cell table:style-name="ce12" office:value-type="string" calcext:value-type="string">
            <text:p>Push to remote branch (this might be in a fork of the repo, or the main repo)</text:p>
          </table:table-cell>
          <table:table-cell table:number-columns-repeated="1020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Push them to a special ref (refs/for/master) rather than master itself (e.g. `git push origin master:refs/for/master`)</text:p>
          </table:table-cell>
          <table:table-cell table:style-name="ce12" office:value-type="string" calcext:value-type="string">
            <text:p>Create a merge/pull request to merge your branch into master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2" office:value-type="string" calcext:value-type="string">
            <text:p>This creates a “Change request” on gerrit. Go there, and add reviewers.</text:p>
          </table:table-cell>
          <table:table-cell table:style-name="ce12" office:value-type="string" calcext:value-type="string">
            <text:p>Wait for review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2" office:value-type="string" calcext:value-type="string">
            <text:p>Iteratively review and update the commit(s) (rewriting history frequently)</text:p>
          </table:table-cell>
          <table:table-cell table:style-name="ce12" office:value-type="string" calcext:value-type="string">
            <text:p>Fix review comments and push up additonal commits to the remote branch.</text:p>
          </table:table-cell>
          <table:table-cell table:number-columns-repeated="1020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Eventually, someone with permission merges your request to master</text:p>
          </table:table-cell>
          <table:table-cell table:style-name="ce12" office:value-type="string" calcext:value-type="string">
            <text:p>Finally, branch is merged to master (or wherever) as a sequence of commits (usually with a merge commit).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Create Gerrit change (and continue workflow by creating new patchset)</text:p>
          </table:table-cell>
          <table:table-cell table:style-name="ce13" office:value-type="string" calcext:value-type="string">
            <text:p>Pull request (And continue WF by creating new commit)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Supported events</text:p>
          </table:table-cell>
          <table:table-cell/>
          <table:table-cell table:style-name="ce14" office:value-type="string" calcext:value-type="string">
            <text:p><text:a xlink:href="https://docs.github.com/en/actions/reference/events-that-trigger-workflows" xlink:type="simple">https://docs.github.com/en/actions/reference/events-that-trigger-workflows</text:a></text:p>
          </table:table-cell>
          <table:table-cell table:number-columns-repeated="1020"/>
        </table:table-row>
        <table:table-row table:style-name="ro3">
          <table:covered-table-cell table:style-name="ce9"/>
          <table:covered-table-cell/>
          <table:table-cell table:style-name="ce13" office:value-type="string" calcext:value-type="string">
            <text:p><text:span text:style-name="T1">Draft Published</text:span></text:p>
            <text:p><text:span text:style-name="T1">Patchset Created</text:span></text:p>
            <text:p/>
            <text:p><text:span text:style-name="T1">Change Merged</text:span></text:p>
            <text:p><text:span text:style-name="T1">Ref Updated (Tag)</text:span></text:p>
            <text:p/>
            <text:p><text:span text:style-name="T1">Comment Added</text:span></text:p>
          </table:table-cell>
          <table:table-cell table:style-name="ce10" office:value-type="string" calcext:value-type="string">
            <text:p><text:span text:style-name="T2">Push</text:span></text:p>
            <text:p><text:span text:style-name="T2"/></text:p>
            <text:p><text:span text:style-name="T3">pull_request</text:span></text:p>
            <text:p><text:span text:style-name="T3">release</text:span></text:p>
            <text:p><text:span text:style-name="T4"/></text:p>
            <text:p><text:span text:style-name="T3">workflow_run (when other builds workflow succeeded)</text:span></text:p>
            <text:p><text:span text:style-name="T4"/></text:p>
            <text:p><text:span text:style-name="T5">Other: </text:span><text:span text:style-name="T6">push, issue creation, or a new release</text:span></text:p>
            <text:p><text:span text:style-name="T2">pull_request_review</text:span></text:p>
            <text:p><text:span text:style-name="T2">pull_request_review_comment</text:span></text:p>
            <text:p><text:span text:style-name="T2">pull_request_target</text:span></text:p>
          </table:table-cell>
          <table:table-cell table:number-columns-repeated="1020"/>
        </table:table-row>
        <table:table-row table:style-name="ro4">
          <table:covered-table-cell table:style-name="ce9"/>
          <table:covered-table-cell/>
          <table:table-cell office:value-type="string" calcext:value-type="string">
            <text:p>Example:</text:p>
            <text:p>    triggers:</text:p>
            <text:p>      - gerrit:</text:p>
            <text:p>          silent: true</text:p>
            <text:p>          trigger-on:</text:p>
            <text:p>            - patchset-created-event:</text:p>
            <text:p>                exclude-no-code-change: true</text:p>
            <text:p>          projects:</text:p>
            <text:p>            - project-compare-type: "PLAIN"</text:p>
            <text:p>              project-pattern: "manifest"</text:p>
            <text:p>              branches:</text:p>
            <text:p>                - branch-compare-type: "PLAIN"</text:p>
            <text:p>                  branch-pattern: "master"</text:p>
          </table:table-cell>
          <table:table-cell office:value-type="string" calcext:value-type="string">
            <text:p>Example:</text:p>
            <text:p/>
            <text:p><text:span text:style-name="T7"># Triggers the workflow on push or pull request events</text:span></text:p>
            <text:p><text:span text:style-name="T7">#  to any branch in a repository</text:span></text:p>
            <text:p/>
            <text:p><text:span text:style-name="T8">On: [push, pull_request]</text:span></text:p>
            <text:p/>
            <text:p><text:span text:style-name="T9">  # Trigger the workflow on push or pull request,</text:span></text:p>
            <text:p><text:span text:style-name="T9">  # but only for the master branch</text:span></text:p>
            <text:p><text:span text:style-name="T10">on: </text:span></text:p>
            <text:p>  push:</text:p>
            <text:p>    branches:</text:p>
            <text:p>      - master</text:p>
            <text:p>  pull_request:</text:p>
            <text:p>    branches:</text:p>
            <text:p><text:span text:style-name="T10">      - master</text:span></text:p>
          </table:table-cell>
          <table:table-cell table:number-columns-repeated="102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0" office:value-type="string" calcext:value-type="string">
            <text:p>Where to config job</text:p>
          </table:table-cell>
          <table:table-cell table:style-name="ce10" office:value-type="string" calcext:value-type="string">
            <text:p>Work in single repo (legago-jenkins), define all pipeline/jobs here</text:p>
          </table:table-cell>
          <table:table-cell table:style-name="ce10" office:value-type="string" calcext:value-type="string">
            <text:p>Config for each repo. :((</text:p>
            <text:p/>
            <text:p>→ We need to find a way to define all workflows in 1 repo (as legato-jenkins..)?</text:p>
            <text:p/>
            <text:p>+ Note: Github provide us a way to share workflows with your organization</text:p>
            <text:p>(<text:a xlink:href="https://docs.github.com/en/actions/learn-github-actions/sharing-workflows-with-your-organization#creating-a-workflow-template" xlink:type="simple">https://docs.github.com/en/actions/learn-github-actions/sharing-workflows-with-your-organization#creating-a-workflow-template</text:a>)</text:p>
          </table:table-cell>
          <table:table-cell table:style-name="ce10" table:number-columns-repeated="102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yntax for creating pipelines</text:p>
          </table:table-cell>
          <table:table-cell office:value-type="string" calcext:value-type="string">
            <text:p>Declarative Pipeline and Scripted Pipeline</text:p>
          </table:table-cell>
          <table:table-cell table:style-name="ce15" office:value-type="string" calcext:value-type="string">
            <text:p>YAML (Can not use script like groovy to define pipeline)</text:p>
          </table:table-cell>
          <table:table-cell table:number-columns-repeated="102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Deployments</text:p>
          </table:table-cell>
          <table:table-cell table:style-name="ce10" office:value-type="string" calcext:value-type="string">
            <text:p>Self-hosted</text:p>
          </table:table-cell>
          <table:table-cell table:style-name="ce10" office:value-type="string" calcext:value-type="string">
            <text:p>Hybrid cloud, and also self-hosted</text:p>
          </table:table-cell>
          <table:table-cell table:style-name="ce10" table:number-columns-repeated="1020"/>
        </table:table-row>
        <table:table-row table:style-name="ro1">
          <table:table-cell table:style-name="ce9" office:value-type="float" office:value="6" calcext:value-type="float" table:number-columns-spanned="1" table:number-rows-spanned="2">
            <text:p>6</text:p>
          </table:table-cell>
          <table:table-cell office:value-type="string" calcext:value-type="string" table:number-columns-spanned="1" table:number-rows-spanned="2">
            <text:p>How to trigger other job?</text:p>
          </table:table-cell>
          <table:table-cell office:value-type="string" calcext:value-type="string">
            <text:p>In pipeline, use: build: jobname</text:p>
          </table:table-cell>
          <table:table-cell office:value-type="string" calcext:value-type="string">
            <text:p>Only trigger, when the build workflow succeeded</text:p>
          </table:table-cell>
          <table:table-cell table:number-columns-repeated="1020"/>
        </table:table-row>
        <table:table-row table:style-name="ro6">
          <table:covered-table-cell table:style-name="ce9"/>
          <table:covered-table-cell/>
          <table:table-cell office:value-type="string" calcext:value-type="string">
            <text:p>E.g: Legato.groovy</text:p>
            <text:p>…</text:p>
            <text:p>  buildFarm(Legato-Build-hl78,params)</text:p>
          </table:table-cell>
          <table:table-cell office:value-type="string" calcext:value-type="string">
            <text:p/>
            <text:p>e.g: </text:p>
            <text:p>...</text:p>
            <text:p>on:</text:p>
            <text:p>  workflow_run:</text:p>
            <text:p>    workflows: ["Main Workflow (Test)"]</text:p>
            <text:p>    types:</text:p>
            <text:p>      - completed</text:p>
          </table:table-cell>
          <table:table-cell table:number-columns-repeated="1020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10" office:value-type="string" calcext:value-type="string">
            <text:p>How to save artifacts?</text:p>
          </table:table-cell>
          <table:table-cell table:style-name="ce10" office:value-type="string" calcext:value-type="string">
            <text:p>Save to get.legato (/storage/artifacts/…)</text:p>
          </table:table-cell>
          <table:table-cell table:style-name="ce10" office:value-type="string" calcext:value-type="string">
            <text:p>Using Github artifact?</text:p>
            <text:p/>
            <text:p><text:a xlink:href="https://github.com/leojrbk/nodejs-practice/actions/runs/710419999" xlink:type="simple">https://github.com/leojrbk/nodejs-practice/actions/runs/710419999</text:a></text:p>
            <text:p/>
            <text:p><text:a xlink:href="https://docs.github.com/en/actions/guides/storing-workflow-data-as-artifacts" xlink:type="simple">https://docs.github.com/en/actions/guides/storing-workflow-data-as-artifacts</text:a></text:p>
          </table:table-cell>
          <table:table-cell table:style-name="ce10"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Some docs:</text:p>
          </table:table-cell>
          <table:table-cell/>
          <table:table-cell office:value-type="string" calcext:value-type="string">
            <text:p>Workflow syntax:</text:p>
            <text:p/>
            <text:p><text:a xlink:href="https://docs.github.com/en/actions/reference/workflow-syntax-for-github-actions" xlink:type="simple">https://docs.github.com/en/actions/reference/workflow-syntax-for-github-actions</text:a>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09:40:25.737601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09:37:16.862893121</meta:creation-date>
    <dc:date>2021-04-02T09:50:52.513391795</dc:date>
    <meta:editing-duration>PT11M48S</meta:editing-duration>
    <meta:editing-cycles>15</meta:editing-cycles>
    <meta:generator>LibreOffice/6.0.7.3$Linux_X86_64 LibreOffice_project/00m0$Build-3</meta:generator>
    <meta:document-statistic meta:table-count="1" meta:cell-count="52" meta:object-count="0"/>
  </office:meta>
</office:document-meta>
</file>